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2.501cm" fo:margin-right="0cm" fo:text-indent="-0.635cm" style:auto-text-indent="false"/>
    </style:style>
    <style:style style:name="P3" style:family="paragraph" style:parent-style-name="Standard">
      <style:paragraph-properties fo:margin-left="2.501cm" fo:margin-right="0cm" fo:text-indent="0cm" style:auto-text-indent="false"/>
    </style:style>
    <style:style style:name="P4" style:family="paragraph" style:parent-style-name="Standard">
      <style:paragraph-properties fo:margin-left="3.752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6038871876864351" text:style-name="L1">
        <text:list-item>
          <text:p text:style-name="P1">“Following the receipt of an opinion from our legal services unit”</text:p>
          <text:list>
            <text:list-item>
              <text:p text:style-name="P2">does the wording of your letter belong to the “legal services unit”, or are you the author? Who is in the best position to clarify it?</text:p>
            </text:list-item>
          </text:list>
        </text:list-item>
        <text:list-item>
          <text:p text:style-name="P1">why did you explain “especes”, how does it relate to my claim?</text:p>
        </text:list-item>
        <text:list-item>
          <text:p text:style-name="P1">cash definition has 3 parts:</text:p>
          <text:list>
            <text:list-item>
              <text:p text:style-name="P1">coins referred to in section 7 of the <text:a xlink:type="simple" xlink:href="../../Nov%206%202014%20reply/Canada%20Currency%20Act%20C-52.pdf">Currency Act</text:a></text:p>
            </text:list-item>
            <text:list-item>
              <text:p text:style-name="P1">notes issued by the bank of canada that are intended for circulation in Canada</text:p>
            </text:list-item>
            <text:list-item>
              <text:p text:style-name="P1">coins or bank notes of countries other than canada</text:p>
            </text:list-item>
          </text:list>
        </text:list-item>
      </text:list>
      <text:p text:style-name="Standard"/>
      <text:p text:style-name="P3">Parts 1 and 2 are from the currency act, section 8 (which currency is “legal tender” in Canada)</text:p>
      <text:p text:style-name="P3">Part 3 is from </text:p>
      <text:p text:style-name="P3"/>
      <text:list xml:id="list34317006" text:continue-numbering="true" text:style-name="L1">
        <text:list-item>
          <text:p text:style-name="P1">Without information or documentation to dispute this allegation:</text:p>
          <text:list>
            <text:list-item>
              <text:p text:style-name="P1">what kind of documentation do you require or find acceptable?</text:p>
            </text:list-item>
          </text:list>
        </text:list-item>
      </text:list>
      <text:p text:style-name="Standard"/>
      <text:p text:style-name="Standard">Why the gold and silver is exempt from Customs Act? Excise Act says so:</text:p>
      <text:p text:style-name="Standard"><text:tab/><text:a xlink:type="simple" xlink:href="../../GST-HST%20Memorandum%2017.1%2017-1-1-e.pdf">GST Memorandum 17.1</text:a> (Definition of “Financial Instrument”)</text:p>
      <text:p text:style-name="Standard"><text:tab/><text:tab/>Para 29 (“Precious Metals”):</text:p>
      <text:p text:style-name="P4">“29. <text:s/>Any supply of a precious metal (i.e., gold, platinum or silver) meeting the purity requirements, as set out in the definition of precious metal in subsection 123(1), is a supply of a financial service and generally exempt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2T14:15:35.21</dc:date>
    <dc:creator>Radu Hociung</dc:creator>
    <meta:generator>OpenOffice/4.0.1$Win32 OpenOffice.org_project/401m5$Build-9714</meta:generator>
    <meta:editing-duration>PT3H8M38S</meta:editing-duration>
    <meta:editing-cycles>5</meta:editing-cycles>
    <meta:document-statistic meta:table-count="0" meta:image-count="0" meta:object-count="0" meta:page-count="1" meta:paragraph-count="15" meta:word-count="201" meta:character-count="1110"/>
  </office:meta>
</office:document-meta>
</file>